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6pt" style:font-size-asian="16pt" style:text-underline-type="single" style:text-underline-style="solid" style:text-underline-width="auto" style:text-underline-mode="continuous"/>
    </style:style>
    <style:style style:name="P2"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3" style:parent-style-name="Normal" style:family="paragraph">
      <style:text-properties fo:font-size="16pt" style:font-size-asian="16pt"/>
    </style:style>
    <style:style style:name="P4" style:parent-style-name="Normal" style:family="paragraph">
      <style:text-properties fo:font-size="16pt" style:font-size-asian="16pt"/>
    </style:style>
    <style:style style:name="P5" style:parent-style-name="Normal" style:family="paragraph">
      <style:text-properties fo:font-size="16pt" style:font-size-asian="16pt"/>
    </style:style>
    <style:style style:name="P6" style:parent-style-name="Normal" style:family="paragraph">
      <style:text-properties fo:font-size="16pt" style:font-size-asian="16pt"/>
    </style:style>
    <style:style style:name="P7"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8"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9" style:parent-style-name="Normal" style:family="paragraph">
      <style:text-properties fo:font-size="16pt" style:font-size-asian="16pt"/>
    </style:style>
    <style:style style:name="P10" style:parent-style-name="Normal" style:family="paragraph">
      <style:text-properties fo:font-weight="bold" style:font-weight-asian="bold" fo:font-size="16pt" style:font-size-asian="16pt" style:text-underline-type="single" style:text-underline-style="solid" style:text-underline-width="auto" style:text-underline-mode="continuous"/>
    </style:style>
    <style:style style:name="P11" style:parent-style-name="Normal" style:family="paragraph">
      <style:paragraph-properties fo:text-align="center"/>
      <style:text-properties fo:font-weight="bold" style:font-weight-asian="bold" fo:font-size="16pt" style:font-size-asian="16pt" style:text-underline-type="single" style:text-underline-style="solid" style:text-underline-width="auto" style:text-underline-mode="continuous"/>
    </style:style>
    <style:style style:name="P12" style:parent-style-name="Normal" style:family="paragraph">
      <style:text-properties fo:font-size="16pt" style:font-size-asian="16pt"/>
    </style:style>
    <style:style style:name="T13" style:parent-style-name="DefaultParagraphFont" style:family="text">
      <style:text-properties fo:font-weight="bold" style:font-weight-asian="bold" fo:font-size="16pt" style:font-size-asian="16pt" style:text-underline-type="single" style:text-underline-style="solid" style:text-underline-width="auto" style:text-underline-mode="continuous"/>
    </style:style>
    <style:style style:name="T14" style:parent-style-name="DefaultParagraphFont" style:family="text">
      <style:text-properties fo:font-weight="bold" style:font-weight-asian="bold" fo:font-size="16pt" style:font-size-asian="16pt" style:text-underline-type="single" style:text-underline-style="solid" style:text-underline-width="auto" style:text-underline-mode="continuous"/>
    </style:style>
  </office:automatic-styles>
  <office:body>
    <office:text text:use-soft-page-breaks="true">
      <text:p text:style-name="P1">Feedback for labrat</text:p>
      <text:p text:style-name="P2">Dylan Thom</text:p>
      <text:p text:style-name="P3">The concept of the game is really good, and the way that the map is procedurally generated is really good and works well, for the playable demo is ok wish I could of seen some of the obstacles,<text:s/></text:p>
      <text:p text:style-name="P4"/>
      <text:p text:style-name="P5">One thing I could suggest improving is the movement, maybe have that a bit more smother and move freely rather then moving from bloc to block.</text:p>
      <text:p text:style-name="P6">Overall that is a really good concept and should be a really good game when its done looking forward to seeing the final build.<text:s/></text:p>
      <text:p text:style-name="P7"/>
      <text:p text:style-name="P8">Ernest Dlugoszewski</text:p>
      <text:p text:style-name="P9">Labrat has come up with a unique Tv show episode for the game jam and I really like their concept for the game. After playing their game I can say that I was impressed by the random level generation and the textures they used which suit the game’s theme. However, at the moment there’s no end goal which has to be achieved, hopefully this will be changed.</text:p>
      <text:p text:style-name="P10"/>
      <text:p text:style-name="P11">Shaan Singh</text:p>
      <text:p text:style-name="P12">The game has a really fun concept as you have to find your weay through the level. I didn’t actually manage to find my way out but I enjoyed navigating through the maze. One thing I would like is if the left and right buttons weren’t inverted but other than that the game is fun.</text:p>
      <text:p text:style-name="Normal"><text:span text:style-name="T13"><text:s/></text:span><text:span text:style-name="T14"><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SHAKINLONG</meta:initial-creator>
    <dc:creator>SHAKINLONG</dc:creator>
    <meta:creation-date>2019-02-08T14:31:00Z</meta:creation-date>
    <dc:date>2019-02-08T15:03:00Z</dc:date>
    <meta:template xlink:href="Normal" xlink:type="simple"/>
    <meta:editing-cycles>3</meta:editing-cycles>
    <meta:editing-duration>PT1920S</meta:editing-duration>
    <meta:document-statistic meta:page-count="1" meta:paragraph-count="2" meta:word-count="174" meta:character-count="1170" meta:row-count="8" meta:non-whitespace-character-count="998"/>
  </office:meta>
</office:document-meta>
</file>